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999999" fo:font-size="10pt" style:font-size-asian="10pt" style:font-size-complex="10pt"/>
    </style:style>
    <style:style style:name="ce3" style:family="table-cell" style:parent-style-name="Default">
      <style:table-cell-properties fo:background-color="#81d41a"/>
      <style:text-properties fo:font-size="10pt" style:font-size-asian="10pt" style:font-size-complex="10pt"/>
    </style:style>
    <style:style style:name="ce6" style:family="table-cell" style:parent-style-name="Default" style:data-style-name="N70">
      <style:table-cell-properties fo:background-color="#81d41a"/>
      <style:text-properties fo:font-size="10pt" style:font-size-asian="10pt" style:font-size-complex="10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70">
      <style:text-properties fo:font-size="10pt" style:font-size-asian="10pt" style:font-size-complex="10pt"/>
    </style:style>
    <style:style style:name="ce9" style:family="table-cell" style:parent-style-name="Default" style:data-style-name="N70">
      <style:text-properties fo:color="#999999" fo:font-size="10pt" style:font-size-asian="10pt" style:font-size-complex="10pt"/>
    </style:style>
    <style:style style:name="ce17" style:family="table-cell" style:parent-style-name="Default" style:data-style-name="N37"/>
    <style:style style:name="ce10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H3:.H5297])" office:value-type="float" office:value="28615.144745" calcext:value-type="float">
            <text:p>28615.144745</text:p>
          </table:table-cell>
          <table:table-cell table:formula="of:=[.H2]/24/365" office:value-type="float" office:value="3.26656903481735" calcext:value-type="float">
            <text:p>3.26656903481735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4233.926" calcext:value-type="float">
            <text:p>4233.9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Paleognathae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Mirandornith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ccipitr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nser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po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Bucerot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aprimulg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icon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8"/>
          <table:table-cell table:style-name="ce2" office:value-type="string" calcext:value-type="string">
            <text:p>s</text:p>
          </table:table-cell>
          <table:table-cell table:style-name="ce2" table:number-columns-repeated="100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lumb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rac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ucul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Falcon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Gall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Musophag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Oti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elecan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odiciped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rocellari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sittac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terocl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phenisc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trig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uliformes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inam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rogon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Buceroti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Charadri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Grui <text:s text:c="7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Ralli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Scolopac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fam_lvl_fam_Menuroidea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21528" calcext:value-type="float">
            <text:p>56.21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5" calcext:value-type="float">
            <text:p>2227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3.2825" calcext:value-type="float">
            <text:p>63.282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6" calcext:value-type="float">
            <text:p>2227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82889" calcext:value-type="float">
            <text:p>58.8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7" calcext:value-type="float">
            <text:p>2227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84861" calcext:value-type="float">
            <text:p>59.84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8" calcext:value-type="float">
            <text:p>2227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575" calcext:value-type="float">
            <text:p>61.85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9" calcext:value-type="float">
            <text:p>2227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65167" calcext:value-type="float">
            <text:p>58.65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0" calcext:value-type="float">
            <text:p>2228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0.78" calcext:value-type="float">
            <text:p>60.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1" calcext:value-type="float">
            <text:p>2228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41778" calcext:value-type="float">
            <text:p>56.41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2" calcext:value-type="float">
            <text:p>2228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79444" calcext:value-type="float">
            <text:p>53.79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3" calcext:value-type="float">
            <text:p>2228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31333" calcext:value-type="float">
            <text:p>54.31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4" calcext:value-type="float">
            <text:p>2228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33556" calcext:value-type="float">
            <text:p>54.33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5" calcext:value-type="float">
            <text:p>2228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27528" calcext:value-type="float">
            <text:p>54.27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6" calcext:value-type="float">
            <text:p>2228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67056" calcext:value-type="float">
            <text:p>53.67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7" calcext:value-type="float">
            <text:p>2228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98528" calcext:value-type="float">
            <text:p>53.98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8" calcext:value-type="float">
            <text:p>2228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13583" calcext:value-type="float">
            <text:p>62.13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9" calcext:value-type="float">
            <text:p>2228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5.66778" calcext:value-type="float">
            <text:p>65.66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0" calcext:value-type="float">
            <text:p>2229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07139" calcext:value-type="float">
            <text:p>56.07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1" calcext:value-type="float">
            <text:p>2229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4.92944" calcext:value-type="float">
            <text:p>64.929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2" calcext:value-type="float">
            <text:p>2229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66861" calcext:value-type="float">
            <text:p>57.66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3" calcext:value-type="float">
            <text:p>2229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67889" calcext:value-type="float">
            <text:p>62.67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4" calcext:value-type="float">
            <text:p>2229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1833" calcext:value-type="float">
            <text:p>61.818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5" calcext:value-type="float">
            <text:p>2229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45611" calcext:value-type="float">
            <text:p>61.456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6" calcext:value-type="float">
            <text:p>2229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33389" calcext:value-type="float">
            <text:p>57.333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7" calcext:value-type="float">
            <text:p>2229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35" calcext:value-type="float">
            <text:p>61.3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8" calcext:value-type="float">
            <text:p>22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8306" calcext:value-type="float">
            <text:p>61.88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9" calcext:value-type="float">
            <text:p>22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12861" calcext:value-type="float">
            <text:p>59.12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0" calcext:value-type="float">
            <text:p>22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6.68722" calcext:value-type="float">
            <text:p>66.68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1" calcext:value-type="float">
            <text:p>22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49.62861" calcext:value-type="float">
            <text:p>49.62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2" calcext:value-type="float">
            <text:p>22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3.09667" calcext:value-type="float">
            <text:p>63.09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3" calcext:value-type="float">
            <text:p>22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0.22889" calcext:value-type="float">
            <text:p>50.2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4" calcext:value-type="float">
            <text:p>22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10333" calcext:value-type="float">
            <text:p>56.10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5" calcext:value-type="float">
            <text:p>22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58556" calcext:value-type="float">
            <text:p>55.58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6" calcext:value-type="float">
            <text:p>22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24583" calcext:value-type="float">
            <text:p>62.24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7" calcext:value-type="float">
            <text:p>22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52583" calcext:value-type="float">
            <text:p>56.52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8" calcext:value-type="float">
            <text:p>22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0.90667" calcext:value-type="float">
            <text:p>50.90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9" calcext:value-type="float">
            <text:p>22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84972" calcext:value-type="float">
            <text:p>55.84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0" calcext:value-type="float">
            <text:p>22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16056" calcext:value-type="float">
            <text:p>53.16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1" calcext:value-type="float">
            <text:p>22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56361" calcext:value-type="float">
            <text:p>56.56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2" calcext:value-type="float">
            <text:p>2231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2.04278" calcext:value-type="float">
            <text:p>52.04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3" calcext:value-type="float">
            <text:p>2231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33917" calcext:value-type="float">
            <text:p>59.33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4" calcext:value-type="float">
            <text:p>22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90556" calcext:value-type="float">
            <text:p>55.90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5" calcext:value-type="float">
            <text:p>22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96278" calcext:value-type="float">
            <text:p>58.96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6" calcext:value-type="float">
            <text:p>22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06194" calcext:value-type="float">
            <text:p>59.061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7" calcext:value-type="float">
            <text:p>22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21167" calcext:value-type="float">
            <text:p>59.2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8" calcext:value-type="float">
            <text:p>22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4167" calcext:value-type="float">
            <text:p>59.54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9" calcext:value-type="float">
            <text:p>22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0556" calcext:value-type="float">
            <text:p>59.50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0" calcext:value-type="float">
            <text:p>22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0.95917" calcext:value-type="float">
            <text:p>60.95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1" calcext:value-type="float">
            <text:p>22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42.51778" calcext:value-type="float">
            <text:p>42.51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2" calcext:value-type="float">
            <text:p>22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28972" calcext:value-type="float">
            <text:p>56.28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3" calcext:value-type="float">
            <text:p>22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88222" calcext:value-type="float">
            <text:p>59.882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4" calcext:value-type="float">
            <text:p>22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25722" calcext:value-type="float">
            <text:p>57.25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5" calcext:value-type="float">
            <text:p>22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4056" calcext:value-type="float">
            <text:p>56.34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6" calcext:value-type="float">
            <text:p>223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43.82472" calcext:value-type="float">
            <text:p>43.824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7" calcext:value-type="float">
            <text:p>2232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4111" calcext:value-type="float">
            <text:p>56.341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8" calcext:value-type="float">
            <text:p>22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22889" calcext:value-type="float">
            <text:p>58.2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9" calcext:value-type="float">
            <text:p>2232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85778" calcext:value-type="float">
            <text:p>54.85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0" calcext:value-type="float">
            <text:p>2233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44306" calcext:value-type="float">
            <text:p>54.44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1" calcext:value-type="float">
            <text:p>2233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56278" calcext:value-type="float">
            <text:p>62.56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2" calcext:value-type="float">
            <text:p>2233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65667" calcext:value-type="float">
            <text:p>61.65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3" calcext:value-type="float">
            <text:p>2233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6" calcext:value-type="float">
            <text:p>59.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4" calcext:value-type="float">
            <text:p>2233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41167" calcext:value-type="float">
            <text:p>58.4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5" calcext:value-type="float">
            <text:p>2233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49.99444" calcext:value-type="float">
            <text:p>49.99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6" calcext:value-type="float">
            <text:p>2233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38417" calcext:value-type="float">
            <text:p>62.384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7" calcext:value-type="float">
            <text:p>2233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81083" calcext:value-type="float">
            <text:p>61.81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8" calcext:value-type="float">
            <text:p>2233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7.40139" calcext:value-type="float">
            <text:p>57.40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9" calcext:value-type="float">
            <text:p>2233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805" calcext:value-type="float">
            <text:p>62.80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0" calcext:value-type="float">
            <text:p>2234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25278" calcext:value-type="float">
            <text:p>63.25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1" calcext:value-type="float">
            <text:p>2234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57" calcext:value-type="float">
            <text:p>60.5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2" calcext:value-type="float">
            <text:p>223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15028" calcext:value-type="float">
            <text:p>62.150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3" calcext:value-type="float">
            <text:p>2234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83361" calcext:value-type="float">
            <text:p>58.83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4" calcext:value-type="float">
            <text:p>2234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81139" calcext:value-type="float">
            <text:p>59.81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5" calcext:value-type="float">
            <text:p>2234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275" calcext:value-type="float">
            <text:p>62.92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6" calcext:value-type="float">
            <text:p>2234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8167" calcext:value-type="float">
            <text:p>59.58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7" calcext:value-type="float">
            <text:p>2234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95222" calcext:value-type="float">
            <text:p>58.952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8" calcext:value-type="float">
            <text:p>2234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62306" calcext:value-type="float">
            <text:p>59.62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9" calcext:value-type="float">
            <text:p>2234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15528" calcext:value-type="float">
            <text:p>62.15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0" calcext:value-type="float">
            <text:p>2235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5.31889" calcext:value-type="float">
            <text:p>55.31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1" calcext:value-type="float">
            <text:p>2235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3.08972" calcext:value-type="float">
            <text:p>53.08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2" calcext:value-type="float">
            <text:p>2235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3975" calcext:value-type="float">
            <text:p>60.39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3" calcext:value-type="float">
            <text:p>2235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33694" calcext:value-type="float">
            <text:p>59.336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4" calcext:value-type="float">
            <text:p>2235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06361" calcext:value-type="float">
            <text:p>54.06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5" calcext:value-type="float">
            <text:p>2235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81917" calcext:value-type="float">
            <text:p>60.81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6" calcext:value-type="float">
            <text:p>2235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5.54278" calcext:value-type="float">
            <text:p>65.54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7" calcext:value-type="float">
            <text:p>2235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76778" calcext:value-type="float">
            <text:p>60.76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8" calcext:value-type="float">
            <text:p>2235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08917" calcext:value-type="float">
            <text:p>61.08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9" calcext:value-type="float">
            <text:p>2235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61083" calcext:value-type="float">
            <text:p>62.61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0" calcext:value-type="float">
            <text:p>2236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6" calcext:value-type="float">
            <text:p>62.9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1" calcext:value-type="float">
            <text:p>2236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75639" calcext:value-type="float">
            <text:p>63.75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2" calcext:value-type="float">
            <text:p>2236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7306" calcext:value-type="float">
            <text:p>62.97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3" calcext:value-type="float">
            <text:p>2236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82333" calcext:value-type="float">
            <text:p>61.82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4" calcext:value-type="float">
            <text:p>2236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5.97972" calcext:value-type="float">
            <text:p>55.97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5" calcext:value-type="float">
            <text:p>2236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3.98056" calcext:value-type="float">
            <text:p>53.98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6" calcext:value-type="float">
            <text:p>2236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42306" calcext:value-type="float">
            <text:p>62.42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7" calcext:value-type="float">
            <text:p>2236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1667" calcext:value-type="float">
            <text:p>54.11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8" calcext:value-type="float">
            <text:p>2236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9083" calcext:value-type="float">
            <text:p>54.19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9" calcext:value-type="float">
            <text:p>2236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9639" calcext:value-type="float">
            <text:p>54.19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0" calcext:value-type="float">
            <text:p>2237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04639" calcext:value-type="float">
            <text:p>63.04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1" calcext:value-type="float">
            <text:p>2237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44583" calcext:value-type="float">
            <text:p>62.44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2" calcext:value-type="float">
            <text:p>2237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05056" calcext:value-type="float">
            <text:p>63.05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3" calcext:value-type="float">
            <text:p>2237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25111" calcext:value-type="float">
            <text:p>56.25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7" calcext:value-type="float">
            <text:p>28345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37361" calcext:value-type="float">
            <text:p>56.37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8" calcext:value-type="float">
            <text:p>28345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25111" calcext:value-type="float">
            <text:p>61.25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9" calcext:value-type="float">
            <text:p>28345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8861" calcext:value-type="float">
            <text:p>62.68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0" calcext:value-type="float">
            <text:p>28346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2306" calcext:value-type="float">
            <text:p>58.623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1" calcext:value-type="float">
            <text:p>28346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9975" calcext:value-type="float">
            <text:p>61.99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2" calcext:value-type="float">
            <text:p>28346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37806" calcext:value-type="float">
            <text:p>62.378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3" calcext:value-type="float">
            <text:p>28346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90222" calcext:value-type="float">
            <text:p>62.90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4" calcext:value-type="float">
            <text:p>28346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47722" calcext:value-type="float">
            <text:p>60.477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5" calcext:value-type="float">
            <text:p>28346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4725" calcext:value-type="float">
            <text:p>57.47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6" calcext:value-type="float">
            <text:p>28346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85278" calcext:value-type="float">
            <text:p>63.85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7" calcext:value-type="float">
            <text:p>28346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19944" calcext:value-type="float">
            <text:p>62.19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8" calcext:value-type="float">
            <text:p>28346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5.955" calcext:value-type="float">
            <text:p>65.95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9" calcext:value-type="float">
            <text:p>28346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5.82361" calcext:value-type="float">
            <text:p>45.82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0" calcext:value-type="float">
            <text:p>28347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88528" calcext:value-type="float">
            <text:p>56.88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1" calcext:value-type="float">
            <text:p>28347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36722" calcext:value-type="float">
            <text:p>50.367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2" calcext:value-type="float">
            <text:p>28347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2444" calcext:value-type="float">
            <text:p>62.62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3" calcext:value-type="float">
            <text:p>28347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2583" calcext:value-type="float">
            <text:p>58.42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4" calcext:value-type="float">
            <text:p>28347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07528" calcext:value-type="float">
            <text:p>61.07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5" calcext:value-type="float">
            <text:p>28347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2222" calcext:value-type="float">
            <text:p>62.62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6" calcext:value-type="float">
            <text:p>28347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49806" calcext:value-type="float">
            <text:p>56.498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7" calcext:value-type="float">
            <text:p>28347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8889" calcext:value-type="float">
            <text:p>60.88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8" calcext:value-type="float">
            <text:p>28347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02083" calcext:value-type="float">
            <text:p>64.02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9" calcext:value-type="float">
            <text:p>28347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2194" calcext:value-type="float">
            <text:p>58.821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0" calcext:value-type="float">
            <text:p>28348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7889" calcext:value-type="float">
            <text:p>59.67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1" calcext:value-type="float">
            <text:p>28348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4278" calcext:value-type="float">
            <text:p>54.64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2" calcext:value-type="float">
            <text:p>28348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2889" calcext:value-type="float">
            <text:p>54.62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3" calcext:value-type="float">
            <text:p>28348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7361" calcext:value-type="float">
            <text:p>61.87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4" calcext:value-type="float">
            <text:p>28348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30472" calcext:value-type="float">
            <text:p>54.30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5" calcext:value-type="float">
            <text:p>28348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28611" calcext:value-type="float">
            <text:p>60.286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6" calcext:value-type="float">
            <text:p>28348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05" calcext:value-type="float">
            <text:p>47.30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7" calcext:value-type="float">
            <text:p>28348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24667" calcext:value-type="float">
            <text:p>48.2466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8" calcext:value-type="float">
            <text:p>28348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89278" calcext:value-type="float">
            <text:p>62.89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9" calcext:value-type="float">
            <text:p>28348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28278" calcext:value-type="float">
            <text:p>58.28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0" calcext:value-type="float">
            <text:p>28349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889" calcext:value-type="float">
            <text:p>57.31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1" calcext:value-type="float">
            <text:p>28349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6.76333" calcext:value-type="float">
            <text:p>66.76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2" calcext:value-type="float">
            <text:p>28349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96583" calcext:value-type="float">
            <text:p>59.96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3" calcext:value-type="float">
            <text:p>28349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8444" calcext:value-type="float">
            <text:p>59.68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4" calcext:value-type="float">
            <text:p>28349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31083" calcext:value-type="float">
            <text:p>62.31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5" calcext:value-type="float">
            <text:p>28349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7944" calcext:value-type="float">
            <text:p>56.17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6" calcext:value-type="float">
            <text:p>28349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9583" calcext:value-type="float">
            <text:p>56.19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7" calcext:value-type="float">
            <text:p>28349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45306" calcext:value-type="float">
            <text:p>62.453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8" calcext:value-type="float">
            <text:p>28349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1025" calcext:value-type="float">
            <text:p>61.10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9" calcext:value-type="float">
            <text:p>28349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79778" calcext:value-type="float">
            <text:p>61.79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0" calcext:value-type="float">
            <text:p>28350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08167" calcext:value-type="float">
            <text:p>61.0816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1" calcext:value-type="float">
            <text:p>28350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0028" calcext:value-type="float">
            <text:p>62.50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2" calcext:value-type="float">
            <text:p>28350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62444" calcext:value-type="float">
            <text:p>61.62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3" calcext:value-type="float">
            <text:p>28350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8694" calcext:value-type="float">
            <text:p>47.386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4" calcext:value-type="float">
            <text:p>28350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7.27944" calcext:value-type="float">
            <text:p>67.27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5" calcext:value-type="float">
            <text:p>28350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7.27917" calcext:value-type="float">
            <text:p>67.2791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6" calcext:value-type="float">
            <text:p>28350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25222" calcext:value-type="float">
            <text:p>47.25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7" calcext:value-type="float">
            <text:p>28350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11472" calcext:value-type="float">
            <text:p>48.11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8" calcext:value-type="float">
            <text:p>28350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3278" calcext:value-type="float">
            <text:p>58.63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9" calcext:value-type="float">
            <text:p>28350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26278" calcext:value-type="float">
            <text:p>57.26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0" calcext:value-type="float">
            <text:p>28351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4861" calcext:value-type="float">
            <text:p>47.34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1" calcext:value-type="float">
            <text:p>28351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1556" calcext:value-type="float">
            <text:p>59.615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2" calcext:value-type="float">
            <text:p>28351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7972" calcext:value-type="float">
            <text:p>61.879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3" calcext:value-type="float">
            <text:p>28351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0389" calcext:value-type="float">
            <text:p>62.503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4" calcext:value-type="float">
            <text:p>28351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97083" calcext:value-type="float">
            <text:p>56.97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5" calcext:value-type="float">
            <text:p>28351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95472" calcext:value-type="float">
            <text:p>57.95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6" calcext:value-type="float">
            <text:p>28351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7333" calcext:value-type="float">
            <text:p>58.47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7" calcext:value-type="float">
            <text:p>28351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8389" calcext:value-type="float">
            <text:p>58.883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8" calcext:value-type="float">
            <text:p>28351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84417" calcext:value-type="float">
            <text:p>59.8441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9" calcext:value-type="float">
            <text:p>28351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3056" calcext:value-type="float">
            <text:p>57.03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0" calcext:value-type="float">
            <text:p>28352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71056" calcext:value-type="float">
            <text:p>64.71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1" calcext:value-type="float">
            <text:p>28352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60583" calcext:value-type="float">
            <text:p>63.60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2" calcext:value-type="float">
            <text:p>28352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4125" calcext:value-type="float">
            <text:p>60.41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3" calcext:value-type="float">
            <text:p>28352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472" calcext:value-type="float">
            <text:p>57.31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4" calcext:value-type="float">
            <text:p>28352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03083" calcext:value-type="float">
            <text:p>59.03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5" calcext:value-type="float">
            <text:p>28352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84389" calcext:value-type="float">
            <text:p>64.843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6" calcext:value-type="float">
            <text:p>28352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88861" calcext:value-type="float">
            <text:p>56.88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7" calcext:value-type="float">
            <text:p>28352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6139" calcext:value-type="float">
            <text:p>62.6613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8" calcext:value-type="float">
            <text:p>28352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18056" calcext:value-type="float">
            <text:p>57.18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9" calcext:value-type="float">
            <text:p>28352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49361" calcext:value-type="float">
            <text:p>64.49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0" calcext:value-type="float">
            <text:p>28353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06778" calcext:value-type="float">
            <text:p>47.06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1" calcext:value-type="float">
            <text:p>28353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72028" calcext:value-type="float">
            <text:p>61.72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2" calcext:value-type="float">
            <text:p>28353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88778" calcext:value-type="float">
            <text:p>57.88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3" calcext:value-type="float">
            <text:p>28353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66111" calcext:value-type="float">
            <text:p>63.66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4" calcext:value-type="float">
            <text:p>28353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085" calcext:value-type="float">
            <text:p>62.08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5" calcext:value-type="float">
            <text:p>28353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2833" calcext:value-type="float">
            <text:p>58.628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6" calcext:value-type="float">
            <text:p>28353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02333" calcext:value-type="float">
            <text:p>50.02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7" calcext:value-type="float">
            <text:p>28353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25056" calcext:value-type="float">
            <text:p>54.25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8" calcext:value-type="float">
            <text:p>28353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23139" calcext:value-type="float">
            <text:p>54.2313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9" calcext:value-type="float">
            <text:p>28353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1975" calcext:value-type="float">
            <text:p>59.19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0" calcext:value-type="float">
            <text:p>28354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12556" calcext:value-type="float">
            <text:p>62.125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1" calcext:value-type="float">
            <text:p>28354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93028" calcext:value-type="float">
            <text:p>59.93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2" calcext:value-type="float">
            <text:p>28354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20694" calcext:value-type="float">
            <text:p>59.206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3" calcext:value-type="float">
            <text:p>28354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77056" calcext:value-type="float">
            <text:p>59.77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4" calcext:value-type="float">
            <text:p>28354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1972" calcext:value-type="float">
            <text:p>58.119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5" calcext:value-type="float">
            <text:p>28354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7056" calcext:value-type="float">
            <text:p>58.87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6" calcext:value-type="float">
            <text:p>28354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528" calcext:value-type="float">
            <text:p>57.31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7" calcext:value-type="float">
            <text:p>28354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26361" calcext:value-type="float">
            <text:p>62.26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8" calcext:value-type="float">
            <text:p>28354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61361" calcext:value-type="float">
            <text:p>52.61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9" calcext:value-type="float">
            <text:p>28354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8475" calcext:value-type="float">
            <text:p>62.84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0" calcext:value-type="float">
            <text:p>28355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2944" calcext:value-type="float">
            <text:p>58.12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1" calcext:value-type="float">
            <text:p>28355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11028" calcext:value-type="float">
            <text:p>63.11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2" calcext:value-type="float">
            <text:p>28355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05083" calcext:value-type="float">
            <text:p>54.05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3" calcext:value-type="float">
            <text:p>28355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69583" calcext:value-type="float">
            <text:p>61.69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4" calcext:value-type="float">
            <text:p>28355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" calcext:value-type="float">
            <text:p>56.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5" calcext:value-type="float">
            <text:p>28355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15" calcext:value-type="float">
            <text:p>57.01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6" calcext:value-type="float">
            <text:p>28355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50694" calcext:value-type="float">
            <text:p>58.50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6" calcext:value-type="float">
            <text:p>13728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24306" calcext:value-type="float">
            <text:p>56.24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7" calcext:value-type="float">
            <text:p>13728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22083" calcext:value-type="float">
            <text:p>53.220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8" calcext:value-type="float">
            <text:p>13728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36278" calcext:value-type="float">
            <text:p>53.362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9" calcext:value-type="float">
            <text:p>13728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4639" calcext:value-type="float">
            <text:p>58.446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0" calcext:value-type="float">
            <text:p>13729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81417" calcext:value-type="float">
            <text:p>59.814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1" calcext:value-type="float">
            <text:p>13729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8917" calcext:value-type="float">
            <text:p>58.18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2" calcext:value-type="float">
            <text:p>13729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57333" calcext:value-type="float">
            <text:p>58.573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3" calcext:value-type="float">
            <text:p>13729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6944" calcext:value-type="float">
            <text:p>54.56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4" calcext:value-type="float">
            <text:p>13729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90944" calcext:value-type="float">
            <text:p>55.90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5" calcext:value-type="float">
            <text:p>13729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52944" calcext:value-type="float">
            <text:p>55.52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6" calcext:value-type="float">
            <text:p>13729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6" calcext:value-type="float">
            <text:p>61.8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7" calcext:value-type="float">
            <text:p>13729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55194" calcext:value-type="float">
            <text:p>52.551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8" calcext:value-type="float">
            <text:p>137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51111" calcext:value-type="float">
            <text:p>60.511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9" calcext:value-type="float">
            <text:p>137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68583" calcext:value-type="float">
            <text:p>63.685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0" calcext:value-type="float">
            <text:p>137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11861" calcext:value-type="float">
            <text:p>64.118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1" calcext:value-type="float">
            <text:p>137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78528" calcext:value-type="float">
            <text:p>54.78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2" calcext:value-type="float">
            <text:p>137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27917" calcext:value-type="float">
            <text:p>62.27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3" calcext:value-type="float">
            <text:p>137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25583" calcext:value-type="float">
            <text:p>55.255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4" calcext:value-type="float">
            <text:p>137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5528" calcext:value-type="float">
            <text:p>58.65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5" calcext:value-type="float">
            <text:p>137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67722" calcext:value-type="float">
            <text:p>52.677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6" calcext:value-type="float">
            <text:p>137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7944" calcext:value-type="float">
            <text:p>57.07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7" calcext:value-type="float">
            <text:p>137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89611" calcext:value-type="float">
            <text:p>59.896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8" calcext:value-type="float">
            <text:p>137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6361" calcext:value-type="float">
            <text:p>61.863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9" calcext:value-type="float">
            <text:p>137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92333" calcext:value-type="float">
            <text:p>57.923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0" calcext:value-type="float">
            <text:p>137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7222" calcext:value-type="float">
            <text:p>56.172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1" calcext:value-type="float">
            <text:p>137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12" calcext:value-type="float">
            <text:p>137312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13" calcext:value-type="float">
            <text:p>137313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48778" calcext:value-type="float">
            <text:p>62.487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4" calcext:value-type="float">
            <text:p>137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35667" calcext:value-type="float">
            <text:p>54.3566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5" calcext:value-type="float">
            <text:p>137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7556" calcext:value-type="float">
            <text:p>57.375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6" calcext:value-type="float">
            <text:p>137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2" calcext:value-type="float">
            <text:p>62.5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7" calcext:value-type="float">
            <text:p>137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8917" calcext:value-type="float">
            <text:p>56.78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8" calcext:value-type="float">
            <text:p>137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0028" calcext:value-type="float">
            <text:p>58.600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9" calcext:value-type="float">
            <text:p>137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71722" calcext:value-type="float">
            <text:p>60.717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0" calcext:value-type="float">
            <text:p>137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5833" calcext:value-type="float">
            <text:p>60.858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1" calcext:value-type="float">
            <text:p>137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6694" calcext:value-type="float">
            <text:p>60.86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2" calcext:value-type="float">
            <text:p>137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3" calcext:value-type="float">
            <text:p>54.5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3" calcext:value-type="float">
            <text:p>137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48028" calcext:value-type="float">
            <text:p>61.480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4" calcext:value-type="float">
            <text:p>137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41139" calcext:value-type="float">
            <text:p>61.411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5" calcext:value-type="float">
            <text:p>137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7944" calcext:value-type="float">
            <text:p>54.57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6" calcext:value-type="float">
            <text:p>1373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62194" calcext:value-type="float">
            <text:p>57.621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7" calcext:value-type="float">
            <text:p>13732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6" calcext:value-type="float">
            <text:p>62.6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8" calcext:value-type="float">
            <text:p>137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2083" calcext:value-type="float">
            <text:p>56.120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9" calcext:value-type="float">
            <text:p>13732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61806" calcext:value-type="float">
            <text:p>56.618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0" calcext:value-type="float">
            <text:p>13733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395" calcext:value-type="float">
            <text:p>58.39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1" calcext:value-type="float">
            <text:p>13733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73556" calcext:value-type="float">
            <text:p>59.735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2" calcext:value-type="float">
            <text:p>13733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5575" calcext:value-type="float">
            <text:p>61.557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3" calcext:value-type="float">
            <text:p>13733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36194" calcext:value-type="float">
            <text:p>60.361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4" calcext:value-type="float">
            <text:p>13733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0444" calcext:value-type="float">
            <text:p>60.804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5" calcext:value-type="float">
            <text:p>13733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4833" calcext:value-type="float">
            <text:p>58.148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6" calcext:value-type="float">
            <text:p>13733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825" calcext:value-type="float">
            <text:p>54.582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7" calcext:value-type="float">
            <text:p>13733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61861" calcext:value-type="float">
            <text:p>60.618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8" calcext:value-type="float">
            <text:p>13733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19861" calcext:value-type="float">
            <text:p>59.198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9" calcext:value-type="float">
            <text:p>13733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74417" calcext:value-type="float">
            <text:p>59.744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0" calcext:value-type="float">
            <text:p>13734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23333" calcext:value-type="float">
            <text:p>52.233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1" calcext:value-type="float">
            <text:p>13734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49056" calcext:value-type="float">
            <text:p>55.490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2" calcext:value-type="float">
            <text:p>1373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7139" calcext:value-type="float">
            <text:p>56.771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3" calcext:value-type="float">
            <text:p>13734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70667" calcext:value-type="float">
            <text:p>42.7066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4" calcext:value-type="float">
            <text:p>13734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25472" calcext:value-type="float">
            <text:p>55.2547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5" calcext:value-type="float">
            <text:p>13734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74306" calcext:value-type="float">
            <text:p>50.74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6" calcext:value-type="float">
            <text:p>13734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45444" calcext:value-type="float">
            <text:p>54.454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7" calcext:value-type="float">
            <text:p>13734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65694" calcext:value-type="float">
            <text:p>55.65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8" calcext:value-type="float">
            <text:p>13734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60528" calcext:value-type="float">
            <text:p>55.60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9" calcext:value-type="float">
            <text:p>13734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15944" calcext:value-type="float">
            <text:p>53.15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0" calcext:value-type="float">
            <text:p>13735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17139" calcext:value-type="float">
            <text:p>54.171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1" calcext:value-type="float">
            <text:p>13735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30056" calcext:value-type="float">
            <text:p>54.300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2" calcext:value-type="float">
            <text:p>13735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6111" calcext:value-type="float">
            <text:p>54.661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3" calcext:value-type="float">
            <text:p>13735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74306" calcext:value-type="float">
            <text:p>47.74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4" calcext:value-type="float">
            <text:p>13735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55306" calcext:value-type="float">
            <text:p>47.55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5" calcext:value-type="float">
            <text:p>13735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20778" calcext:value-type="float">
            <text:p>48.207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6" calcext:value-type="float">
            <text:p>13735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61833" calcext:value-type="float">
            <text:p>47.618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7" calcext:value-type="float">
            <text:p>13735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015" calcext:value-type="float">
            <text:p>48.01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8" calcext:value-type="float">
            <text:p>13735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19528" calcext:value-type="float">
            <text:p>54.19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9" calcext:value-type="float">
            <text:p>13735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55" calcext:value-type="float">
            <text:p>60.5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0" calcext:value-type="float">
            <text:p>13736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72806" calcext:value-type="float">
            <text:p>52.728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1" calcext:value-type="float">
            <text:p>13736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61778" calcext:value-type="float">
            <text:p>57.617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2" calcext:value-type="float">
            <text:p>13736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3389" calcext:value-type="float">
            <text:p>59.6338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3" calcext:value-type="float">
            <text:p>13736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68389" calcext:value-type="float">
            <text:p>42.6838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4" calcext:value-type="float">
            <text:p>13736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85056" calcext:value-type="float">
            <text:p>42.850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5" calcext:value-type="float">
            <text:p>13736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4.41778" calcext:value-type="float">
            <text:p>44.417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6" calcext:value-type="float">
            <text:p>13736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3.70306" calcext:value-type="float">
            <text:p>43.70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7" calcext:value-type="float">
            <text:p>13736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4.41694" calcext:value-type="float">
            <text:p>44.41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8" calcext:value-type="float">
            <text:p>13736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3.70306" calcext:value-type="float">
            <text:p>43.70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9" calcext:value-type="float">
            <text:p>13736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54611" calcext:value-type="float">
            <text:p>55.546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0" calcext:value-type="float">
            <text:p>13737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83306" calcext:value-type="float">
            <text:p>42.83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1" calcext:value-type="float">
            <text:p>13737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42222" calcext:value-type="float">
            <text:p>52.422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2" calcext:value-type="float">
            <text:p>13737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4225" calcext:value-type="float">
            <text:p>52.422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3" calcext:value-type="float">
            <text:p>13737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74972" calcext:value-type="float">
            <text:p>53.7497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4" calcext:value-type="float">
            <text:p>13737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3167" calcext:value-type="float">
            <text:p>56.7316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5" calcext:value-type="float">
            <text:p>13737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74917" calcext:value-type="float">
            <text:p>42.74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6" calcext:value-type="float">
            <text:p>13737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57639" calcext:value-type="float">
            <text:p>42.576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7" calcext:value-type="float">
            <text:p>13737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3.10417" calcext:value-type="float">
            <text:p>43.104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8" calcext:value-type="float">
            <text:p>13737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68694" calcext:value-type="float">
            <text:p>42.68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9" calcext:value-type="float">
            <text:p>13737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73028" calcext:value-type="float">
            <text:p>42.730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0" calcext:value-type="float">
            <text:p>13738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2528" calcext:value-type="float">
            <text:p>56.72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1" calcext:value-type="float">
            <text:p>13738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1.41528" calcext:value-type="float">
            <text:p>51.41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2" calcext:value-type="float">
            <text:p>13738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66889" calcext:value-type="float">
            <text:p>42.6688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3" calcext:value-type="float">
            <text:p>13738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55528" calcext:value-type="float">
            <text:p>52.55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4" calcext:value-type="float">
            <text:p>13738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40861" calcext:value-type="float">
            <text:p>52.408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5" calcext:value-type="float">
            <text:p>13738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298" calcext:value-type="float">
            <text:p>411298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299" calcext:value-type="float">
            <text:p>411299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00" calcext:value-type="float">
            <text:p>411300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01" calcext:value-type="float">
            <text:p>411301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02" calcext:value-type="float">
            <text:p>411302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03" calcext:value-type="float">
            <text:p>411303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04" calcext:value-type="float">
            <text:p>411304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05" calcext:value-type="float">
            <text:p>411305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06" calcext:value-type="float">
            <text:p>411306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07" calcext:value-type="float">
            <text:p>411307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08" calcext:value-type="float">
            <text:p>411308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09" calcext:value-type="float">
            <text:p>411309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10" calcext:value-type="float">
            <text:p>411310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11" calcext:value-type="float">
            <text:p>411311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12" calcext:value-type="float">
            <text:p>411312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13" calcext:value-type="float">
            <text:p>411313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14" calcext:value-type="float">
            <text:p>411314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15" calcext:value-type="float">
            <text:p>411315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16" calcext:value-type="float">
            <text:p>411316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17" calcext:value-type="float">
            <text:p>411317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18" calcext:value-type="float">
            <text:p>411318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19" calcext:value-type="float">
            <text:p>411319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20" calcext:value-type="float">
            <text:p>411320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21" calcext:value-type="float">
            <text:p>411321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22" calcext:value-type="float">
            <text:p>411322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23" calcext:value-type="float">
            <text:p>411323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24" calcext:value-type="float">
            <text:p>411324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25" calcext:value-type="float">
            <text:p>411325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26" calcext:value-type="float">
            <text:p>411326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27" calcext:value-type="float">
            <text:p>411327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28" calcext:value-type="float">
            <text:p>411328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29" calcext:value-type="float">
            <text:p>411329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0" calcext:value-type="float">
            <text:p>411330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1" calcext:value-type="float">
            <text:p>411331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2" calcext:value-type="float">
            <text:p>411332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3" calcext:value-type="float">
            <text:p>411333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4" calcext:value-type="float">
            <text:p>411334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5" calcext:value-type="float">
            <text:p>411335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6" calcext:value-type="float">
            <text:p>411336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7" calcext:value-type="float">
            <text:p>411337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8" calcext:value-type="float">
            <text:p>411338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9" calcext:value-type="float">
            <text:p>411339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0" calcext:value-type="float">
            <text:p>411340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1" calcext:value-type="float">
            <text:p>411341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2" calcext:value-type="float">
            <text:p>411342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3" calcext:value-type="float">
            <text:p>411343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4" calcext:value-type="float">
            <text:p>411344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5" calcext:value-type="float">
            <text:p>411345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6" calcext:value-type="float">
            <text:p>411346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7" calcext:value-type="float">
            <text:p>411347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8" calcext:value-type="float">
            <text:p>411348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9" calcext:value-type="float">
            <text:p>411349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0" calcext:value-type="float">
            <text:p>411350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1" calcext:value-type="float">
            <text:p>411351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2" calcext:value-type="float">
            <text:p>411352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3" calcext:value-type="float">
            <text:p>411353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4" calcext:value-type="float">
            <text:p>411354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5" calcext:value-type="float">
            <text:p>411355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6" calcext:value-type="float">
            <text:p>411356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7" calcext:value-type="float">
            <text:p>411357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8" calcext:value-type="float">
            <text:p>411358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9" calcext:value-type="float">
            <text:p>411359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0" calcext:value-type="float">
            <text:p>411360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1" calcext:value-type="float">
            <text:p>411361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2" calcext:value-type="float">
            <text:p>411362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3" calcext:value-type="float">
            <text:p>411363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4" calcext:value-type="float">
            <text:p>411364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5" calcext:value-type="float">
            <text:p>411365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6" calcext:value-type="float">
            <text:p>411366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7" calcext:value-type="float">
            <text:p>411367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8" calcext:value-type="float">
            <text:p>411368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9" calcext:value-type="float">
            <text:p>411369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0" calcext:value-type="float">
            <text:p>411370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1" calcext:value-type="float">
            <text:p>411371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2" calcext:value-type="float">
            <text:p>411372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3" calcext:value-type="float">
            <text:p>411373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4" calcext:value-type="float">
            <text:p>411374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5" calcext:value-type="float">
            <text:p>411375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6" calcext:value-type="float">
            <text:p>411376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7" calcext:value-type="float">
            <text:p>411377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8" calcext:value-type="float">
            <text:p>411378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9" calcext:value-type="float">
            <text:p>411379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0" calcext:value-type="float">
            <text:p>411380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1" calcext:value-type="float">
            <text:p>411381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2" calcext:value-type="float">
            <text:p>411382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3" calcext:value-type="float">
            <text:p>411383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4" calcext:value-type="float">
            <text:p>411384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5" calcext:value-type="float">
            <text:p>411385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6" calcext:value-type="float">
            <text:p>411386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7" calcext:value-type="float">
            <text:p>411387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8" calcext:value-type="float">
            <text:p>411388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9" calcext:value-type="float">
            <text:p>411389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0" calcext:value-type="float">
            <text:p>411390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1" calcext:value-type="float">
            <text:p>411391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2" calcext:value-type="float">
            <text:p>411392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3" calcext:value-type="float">
            <text:p>411393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4" calcext:value-type="float">
            <text:p>411394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5" calcext:value-type="float">
            <text:p>411395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6" calcext:value-type="float">
            <text:p>411396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7" calcext:value-type="float">
            <text:p>411397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8" calcext:value-type="float">
            <text:p>411398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3639" calcext:value-type="float">
            <text:p>29.13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1" calcext:value-type="float">
            <text:p>95492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8222" calcext:value-type="float">
            <text:p>29.98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3" calcext:value-type="float">
            <text:p>95492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6694" calcext:value-type="float">
            <text:p>29.46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4" calcext:value-type="float">
            <text:p>95492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639" calcext:value-type="float">
            <text:p>26.95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5" calcext:value-type="float">
            <text:p>95492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4111" calcext:value-type="float">
            <text:p>29.94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6" calcext:value-type="float">
            <text:p>95492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9417" calcext:value-type="float">
            <text:p>26.59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7" calcext:value-type="float">
            <text:p>95492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5417" calcext:value-type="float">
            <text:p>30.25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8" calcext:value-type="float">
            <text:p>95492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944" calcext:value-type="float">
            <text:p>30.38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9" calcext:value-type="float">
            <text:p>95492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9778" calcext:value-type="float">
            <text:p>30.59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0" calcext:value-type="float">
            <text:p>95493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8972" calcext:value-type="float">
            <text:p>29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1" calcext:value-type="float">
            <text:p>95493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61" calcext:value-type="float">
            <text:p>32.9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2" calcext:value-type="float">
            <text:p>95493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1111" calcext:value-type="float">
            <text:p>28.01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3" calcext:value-type="float">
            <text:p>95493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0778" calcext:value-type="float">
            <text:p>29.10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4" calcext:value-type="float">
            <text:p>95493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361" calcext:value-type="float">
            <text:p>28.1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5" calcext:value-type="float">
            <text:p>95493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9111" calcext:value-type="float">
            <text:p>30.09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6" calcext:value-type="float">
            <text:p>95493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889" calcext:value-type="float">
            <text:p>27.33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7" calcext:value-type="float">
            <text:p>95493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9722" calcext:value-type="float">
            <text:p>30.49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8" calcext:value-type="float">
            <text:p>95493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825" calcext:value-type="float">
            <text:p>30.18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9" calcext:value-type="float">
            <text:p>95493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222" calcext:value-type="float">
            <text:p>26.77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0" calcext:value-type="float">
            <text:p>95493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10639" calcext:value-type="float">
            <text:p>27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1" calcext:value-type="float">
            <text:p>95493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2" calcext:value-type="float">
            <text:p>95493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6333" calcext:value-type="float">
            <text:p>25.4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3" calcext:value-type="float">
            <text:p>95493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3417" calcext:value-type="float">
            <text:p>25.6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4" calcext:value-type="float">
            <text:p>95493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07417" calcext:value-type="float">
            <text:p>25.07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5" calcext:value-type="float">
            <text:p>95493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1611" calcext:value-type="float">
            <text:p>29.21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6" calcext:value-type="float">
            <text:p>95493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556" calcext:value-type="float">
            <text:p>21.21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7" calcext:value-type="float">
            <text:p>95493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417" calcext:value-type="float">
            <text:p>23.9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8" calcext:value-type="float">
            <text:p>95493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333" calcext:value-type="float">
            <text:p>24.5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9" calcext:value-type="float">
            <text:p>95493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333" calcext:value-type="float">
            <text:p>28.85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0" calcext:value-type="float">
            <text:p>95493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9278" calcext:value-type="float">
            <text:p>24.592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1" calcext:value-type="float">
            <text:p>95493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4778" calcext:value-type="float">
            <text:p>25.1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2" calcext:value-type="float">
            <text:p>95493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175" calcext:value-type="float">
            <text:p>20.91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3" calcext:value-type="float">
            <text:p>95493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806" calcext:value-type="float">
            <text:p>21.2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4" calcext:value-type="float">
            <text:p>95493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57861" calcext:value-type="float">
            <text:p>34.5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5" calcext:value-type="float">
            <text:p>95493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1333" calcext:value-type="float">
            <text:p>31.21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6" calcext:value-type="float">
            <text:p>95493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0694" calcext:value-type="float">
            <text:p>25.40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7" calcext:value-type="float">
            <text:p>95493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6583" calcext:value-type="float">
            <text:p>31.46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8" calcext:value-type="float">
            <text:p>95493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9833" calcext:value-type="float">
            <text:p>25.79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9" calcext:value-type="float">
            <text:p>95493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3333" calcext:value-type="float">
            <text:p>22.23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0" calcext:value-type="float">
            <text:p>95493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556" calcext:value-type="float">
            <text:p>23.2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1" calcext:value-type="float">
            <text:p>95493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083" calcext:value-type="float">
            <text:p>25.370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2" calcext:value-type="float">
            <text:p>95493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528" calcext:value-type="float">
            <text:p>23.17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3" calcext:value-type="float">
            <text:p>9549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917" calcext:value-type="float">
            <text:p>21.08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4" calcext:value-type="float">
            <text:p>95493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64806" calcext:value-type="float">
            <text:p>20.6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5" calcext:value-type="float">
            <text:p>95493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806" calcext:value-type="float">
            <text:p>20.72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6" calcext:value-type="float">
            <text:p>9549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3861" calcext:value-type="float">
            <text:p>26.53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7" calcext:value-type="float">
            <text:p>954933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7194" calcext:value-type="float">
            <text:p>22.27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8" calcext:value-type="float">
            <text:p>95493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361" calcext:value-type="float">
            <text:p>23.04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8" calcext:value-type="float">
            <text:p>95944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7056" calcext:value-type="float">
            <text:p>29.170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9" calcext:value-type="float">
            <text:p>95944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472" calcext:value-type="float">
            <text:p>21.404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0" calcext:value-type="float">
            <text:p>95944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7278" calcext:value-type="float">
            <text:p>30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1" calcext:value-type="float">
            <text:p>95944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6306" calcext:value-type="float">
            <text:p>21.16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2" calcext:value-type="float">
            <text:p>95944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778" calcext:value-type="float">
            <text:p>20.72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3" calcext:value-type="float">
            <text:p>95944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10222" calcext:value-type="float">
            <text:p>24.1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4" calcext:value-type="float">
            <text:p>95944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9528" calcext:value-type="float">
            <text:p>22.19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5" calcext:value-type="float">
            <text:p>95944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194" calcext:value-type="float">
            <text:p>20.72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6" calcext:value-type="float">
            <text:p>95944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7444" calcext:value-type="float">
            <text:p>29.8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7" calcext:value-type="float">
            <text:p>95944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6778" calcext:value-type="float">
            <text:p>30.06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8" calcext:value-type="float">
            <text:p>95944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0083" calcext:value-type="float">
            <text:p>54.5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9" calcext:value-type="float">
            <text:p>95944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083" calcext:value-type="float">
            <text:p>21.15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0" calcext:value-type="float">
            <text:p>95944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639" calcext:value-type="float">
            <text:p>23.1463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1" calcext:value-type="float">
            <text:p>95944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2694" calcext:value-type="float">
            <text:p>27.42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2" calcext:value-type="float">
            <text:p>95944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722" calcext:value-type="float">
            <text:p>29.9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3" calcext:value-type="float">
            <text:p>95944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45972" calcext:value-type="float">
            <text:p>33.45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4" calcext:value-type="float">
            <text:p>95944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68222" calcext:value-type="float">
            <text:p>31.68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5" calcext:value-type="float">
            <text:p>95944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389" calcext:value-type="float">
            <text:p>23.15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6" calcext:value-type="float">
            <text:p>95944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083" calcext:value-type="float">
            <text:p>23.2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7" calcext:value-type="float">
            <text:p>95944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55556" calcext:value-type="float">
            <text:p>32.55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8" calcext:value-type="float">
            <text:p>95944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8833" calcext:value-type="float">
            <text:p>22.18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9" calcext:value-type="float">
            <text:p>95944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0722" calcext:value-type="float">
            <text:p>30.50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0" calcext:value-type="float">
            <text:p>95945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167" calcext:value-type="float">
            <text:p>23.14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1" calcext:value-type="float">
            <text:p>95945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167" calcext:value-type="float">
            <text:p>23.11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2" calcext:value-type="float">
            <text:p>95945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89" calcext:value-type="float">
            <text:p>23.02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3" calcext:value-type="float">
            <text:p>95945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389" calcext:value-type="float">
            <text:p>21.10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4" calcext:value-type="float">
            <text:p>95945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65" calcext:value-type="float">
            <text:p>20.8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5" calcext:value-type="float">
            <text:p>95945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2722" calcext:value-type="float">
            <text:p>25.7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6" calcext:value-type="float">
            <text:p>95945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806" calcext:value-type="float">
            <text:p>23.00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7" calcext:value-type="float">
            <text:p>95945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85722" calcext:value-type="float">
            <text:p>32.85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8" calcext:value-type="float">
            <text:p>95945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6.89167" calcext:value-type="float">
            <text:p>36.8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9" calcext:value-type="float">
            <text:p>95945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0083" calcext:value-type="float">
            <text:p>22.8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0" calcext:value-type="float">
            <text:p>95945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972" calcext:value-type="float">
            <text:p>23.09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1" calcext:value-type="float">
            <text:p>95945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22" calcext:value-type="float">
            <text:p>21.15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2" calcext:value-type="float">
            <text:p>95945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85444" calcext:value-type="float">
            <text:p>24.85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3" calcext:value-type="float">
            <text:p>95945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94889" calcext:value-type="float">
            <text:p>24.94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4" calcext:value-type="float">
            <text:p>95945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9111" calcext:value-type="float">
            <text:p>24.79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5" calcext:value-type="float">
            <text:p>95945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3667" calcext:value-type="float">
            <text:p>22.83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6" calcext:value-type="float">
            <text:p>95945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7444" calcext:value-type="float">
            <text:p>21.4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7" calcext:value-type="float">
            <text:p>95945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361" calcext:value-type="float">
            <text:p>22.97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8" calcext:value-type="float">
            <text:p>95945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917" calcext:value-type="float">
            <text:p>21.15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9" calcext:value-type="float">
            <text:p>95945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1806" calcext:value-type="float">
            <text:p>27.81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0" calcext:value-type="float">
            <text:p>95945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1" calcext:value-type="float">
            <text:p>95945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9556" calcext:value-type="float">
            <text:p>20.89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2" calcext:value-type="float">
            <text:p>95945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76333" calcext:value-type="float">
            <text:p>34.76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3" calcext:value-type="float">
            <text:p>95945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4" calcext:value-type="float">
            <text:p>95945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194" calcext:value-type="float">
            <text:p>22.98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5" calcext:value-type="float">
            <text:p>95945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8917" calcext:value-type="float">
            <text:p>21.48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6" calcext:value-type="float">
            <text:p>95945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7111" calcext:value-type="float">
            <text:p>26.97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7" calcext:value-type="float">
            <text:p>95945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8" calcext:value-type="float">
            <text:p>95945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1222" calcext:value-type="float">
            <text:p>25.51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9" calcext:value-type="float">
            <text:p>95945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75" calcext:value-type="float">
            <text:p>23.00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0" calcext:value-type="float">
            <text:p>95945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278" calcext:value-type="float">
            <text:p>23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1" calcext:value-type="float">
            <text:p>95945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5" calcext:value-type="float">
            <text:p>23.1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2" calcext:value-type="float">
            <text:p>95945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083" calcext:value-type="float">
            <text:p>23.12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3" calcext:value-type="float">
            <text:p>95945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8083" calcext:value-type="float">
            <text:p>21.38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4" calcext:value-type="float">
            <text:p>95945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49333" calcext:value-type="float">
            <text:p>22.49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5" calcext:value-type="float">
            <text:p>95945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944" calcext:value-type="float">
            <text:p>23.229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6" calcext:value-type="float">
            <text:p>95945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3417" calcext:value-type="float">
            <text:p>24.73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7" calcext:value-type="float">
            <text:p>95945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167" calcext:value-type="float">
            <text:p>23.0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8" calcext:value-type="float">
            <text:p>95945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4306" calcext:value-type="float">
            <text:p>22.74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9" calcext:value-type="float">
            <text:p>95945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98417" calcext:value-type="float">
            <text:p>21.98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0" calcext:value-type="float">
            <text:p>95945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2722" calcext:value-type="float">
            <text:p>30.3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1" calcext:value-type="float">
            <text:p>95945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222" calcext:value-type="float">
            <text:p>30.37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2" calcext:value-type="float">
            <text:p>95945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82972" calcext:value-type="float">
            <text:p>31.82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3" calcext:value-type="float">
            <text:p>95945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778" calcext:value-type="float">
            <text:p>23.04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4" calcext:value-type="float">
            <text:p>95945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5111" calcext:value-type="float">
            <text:p>29.45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5" calcext:value-type="float">
            <text:p>95945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3889" calcext:value-type="float">
            <text:p>20.93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6" calcext:value-type="float">
            <text:p>95945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4667" calcext:value-type="float">
            <text:p>20.94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7" calcext:value-type="float">
            <text:p>95945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225" calcext:value-type="float">
            <text:p>21.22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8" calcext:value-type="float">
            <text:p>95945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2306" calcext:value-type="float">
            <text:p>29.22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9" calcext:value-type="float">
            <text:p>95945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0222" calcext:value-type="float">
            <text:p>27.4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0" calcext:value-type="float">
            <text:p>95945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778" calcext:value-type="float">
            <text:p>22.65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1" calcext:value-type="float">
            <text:p>95945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4556" calcext:value-type="float">
            <text:p>21.44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2" calcext:value-type="float">
            <text:p>95945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75" calcext:value-type="float">
            <text:p>23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3" calcext:value-type="float">
            <text:p>95945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68861" calcext:value-type="float">
            <text:p>23.688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4" calcext:value-type="float">
            <text:p>95945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222" calcext:value-type="float">
            <text:p>21.13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5" calcext:value-type="float">
            <text:p>95945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333" calcext:value-type="float">
            <text:p>22.98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6" calcext:value-type="float">
            <text:p>95945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7" calcext:value-type="float">
            <text:p>95945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1556" calcext:value-type="float">
            <text:p>26.41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8" calcext:value-type="float">
            <text:p>95945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135" calcext:value-type="float">
            <text:p>34.13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9" calcext:value-type="float">
            <text:p>95945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8611" calcext:value-type="float">
            <text:p>26.586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0" calcext:value-type="float">
            <text:p>95945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25" calcext:value-type="float">
            <text:p>26.4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1" calcext:value-type="float">
            <text:p>95945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2" calcext:value-type="float">
            <text:p>95945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3083" calcext:value-type="float">
            <text:p>22.7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3" calcext:value-type="float">
            <text:p>95945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4583" calcext:value-type="float">
            <text:p>21.24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4" calcext:value-type="float">
            <text:p>95945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194" calcext:value-type="float">
            <text:p>21.19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5" calcext:value-type="float">
            <text:p>95945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111" calcext:value-type="float">
            <text:p>23.08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6" calcext:value-type="float">
            <text:p>95945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2725" calcext:value-type="float">
            <text:p>26.27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7" calcext:value-type="float">
            <text:p>95945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583" calcext:value-type="float">
            <text:p>21.13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8" calcext:value-type="float">
            <text:p>95945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25" calcext:value-type="float">
            <text:p>21.7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9" calcext:value-type="float">
            <text:p>95945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694" calcext:value-type="float">
            <text:p>21.19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0" calcext:value-type="float">
            <text:p>95945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9389" calcext:value-type="float">
            <text:p>29.49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1" calcext:value-type="float">
            <text:p>95945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6" calcext:value-type="float">
            <text:p>23.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2" calcext:value-type="float">
            <text:p>95945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972" calcext:value-type="float">
            <text:p>21.13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3" calcext:value-type="float">
            <text:p>95945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5167" calcext:value-type="float">
            <text:p>54.55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5" calcext:value-type="float">
            <text:p>95945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833" calcext:value-type="float">
            <text:p>28.85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6" calcext:value-type="float">
            <text:p>95945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7" calcext:value-type="float">
            <text:p>95945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8" calcext:value-type="float">
            <text:p>97409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0222" calcext:value-type="float">
            <text:p>26.50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9" calcext:value-type="float">
            <text:p>97409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56" calcext:value-type="float">
            <text:p>26.61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0" calcext:value-type="float">
            <text:p>97409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083" calcext:value-type="float">
            <text:p>29.42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1" calcext:value-type="float">
            <text:p>97409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5528" calcext:value-type="float">
            <text:p>26.45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2" calcext:value-type="float">
            <text:p>97409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1056" calcext:value-type="float">
            <text:p>25.71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3" calcext:value-type="float">
            <text:p>97409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194" calcext:value-type="float">
            <text:p>29.91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4" calcext:value-type="float">
            <text:p>97409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167" calcext:value-type="float">
            <text:p>30.1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5" calcext:value-type="float">
            <text:p>97409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6" calcext:value-type="float">
            <text:p>97409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833" calcext:value-type="float">
            <text:p>21.41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7" calcext:value-type="float">
            <text:p>97409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8" calcext:value-type="float">
            <text:p>97409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2194" calcext:value-type="float">
            <text:p>21.42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9" calcext:value-type="float">
            <text:p>97409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361" calcext:value-type="float">
            <text:p>21.20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0" calcext:value-type="float">
            <text:p>97409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639" calcext:value-type="float">
            <text:p>21.41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1" calcext:value-type="float">
            <text:p>97409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0583" calcext:value-type="float">
            <text:p>27.60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2" calcext:value-type="float">
            <text:p>97409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2278" calcext:value-type="float">
            <text:p>27.62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3" calcext:value-type="float">
            <text:p>97409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9083" calcext:value-type="float">
            <text:p>29.89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4" calcext:value-type="float">
            <text:p>97409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472" calcext:value-type="float">
            <text:p>29.9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5" calcext:value-type="float">
            <text:p>97409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3" calcext:value-type="float">
            <text:p>26.6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6" calcext:value-type="float">
            <text:p>97409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722" calcext:value-type="float">
            <text:p>21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7" calcext:value-type="float">
            <text:p>97409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444" calcext:value-type="float">
            <text:p>21.20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8" calcext:value-type="float">
            <text:p>97409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583" calcext:value-type="float">
            <text:p>21.09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9" calcext:value-type="float">
            <text:p>97409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72" calcext:value-type="float">
            <text:p>21.17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0" calcext:value-type="float">
            <text:p>97410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9111" calcext:value-type="float">
            <text:p>22.69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1" calcext:value-type="float">
            <text:p>97410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0694" calcext:value-type="float">
            <text:p>25.80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2" calcext:value-type="float">
            <text:p>97410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9694" calcext:value-type="float">
            <text:p>21.79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3" calcext:value-type="float">
            <text:p>97410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6722" calcext:value-type="float">
            <text:p>29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4" calcext:value-type="float">
            <text:p>97410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5" calcext:value-type="float">
            <text:p>21.17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5" calcext:value-type="float">
            <text:p>97410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889" calcext:value-type="float">
            <text:p>21.128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6" calcext:value-type="float">
            <text:p>97410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5222" calcext:value-type="float">
            <text:p>23.05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7" calcext:value-type="float">
            <text:p>97410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6111" calcext:value-type="float">
            <text:p>27.66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8" calcext:value-type="float">
            <text:p>97410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444" calcext:value-type="float">
            <text:p>27.85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9" calcext:value-type="float">
            <text:p>97410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861" calcext:value-type="float">
            <text:p>23.03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0" calcext:value-type="float">
            <text:p>97410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3833" calcext:value-type="float">
            <text:p>28.9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1" calcext:value-type="float">
            <text:p>97410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139" calcext:value-type="float">
            <text:p>30.37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2" calcext:value-type="float">
            <text:p>97410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28" calcext:value-type="float">
            <text:p>26.6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3" calcext:value-type="float">
            <text:p>97410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25" calcext:value-type="float">
            <text:p>29.91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4" calcext:value-type="float">
            <text:p>97410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2556" calcext:value-type="float">
            <text:p>29.9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5" calcext:value-type="float">
            <text:p>97410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639" calcext:value-type="float">
            <text:p>26.4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6" calcext:value-type="float">
            <text:p>97410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4" calcext:value-type="float">
            <text:p>27.0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7" calcext:value-type="float">
            <text:p>97410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9778" calcext:value-type="float">
            <text:p>27.09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8" calcext:value-type="float">
            <text:p>97410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325" calcext:value-type="float">
            <text:p>27.93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9" calcext:value-type="float">
            <text:p>97410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" calcext:value-type="float">
            <text:p>26.9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0" calcext:value-type="float">
            <text:p>97410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975" calcext:value-type="float">
            <text:p>31.09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1" calcext:value-type="float">
            <text:p>97410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94" calcext:value-type="float">
            <text:p>30.70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2" calcext:value-type="float">
            <text:p>97410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23278" calcext:value-type="float">
            <text:p>25.23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3" calcext:value-type="float">
            <text:p>97410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667" calcext:value-type="float">
            <text:p>26.86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4" calcext:value-type="float">
            <text:p>97410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5694" calcext:value-type="float">
            <text:p>26.55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5" calcext:value-type="float">
            <text:p>97410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34722" calcext:value-type="float">
            <text:p>26.34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6" calcext:value-type="float">
            <text:p>97410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611" calcext:value-type="float">
            <text:p>30.756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7" calcext:value-type="float">
            <text:p>97410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4639" calcext:value-type="float">
            <text:p>27.9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8" calcext:value-type="float">
            <text:p>97410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667" calcext:value-type="float">
            <text:p>30.10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9" calcext:value-type="float">
            <text:p>97410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33" calcext:value-type="float">
            <text:p>32.97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0" calcext:value-type="float">
            <text:p>97410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57722" calcext:value-type="float">
            <text:p>35.57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1" calcext:value-type="float">
            <text:p>97410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2" calcext:value-type="float">
            <text:p>97410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722" calcext:value-type="float">
            <text:p>26.62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3" calcext:value-type="float">
            <text:p>97410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4972" calcext:value-type="float">
            <text:p>31.74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4" calcext:value-type="float">
            <text:p>97410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2917" calcext:value-type="float">
            <text:p>30.029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5" calcext:value-type="float">
            <text:p>97410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25" calcext:value-type="float">
            <text:p>29.18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6" calcext:value-type="float">
            <text:p>97410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2694" calcext:value-type="float">
            <text:p>29.82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7" calcext:value-type="float">
            <text:p>97410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556" calcext:value-type="float">
            <text:p>26.6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8" calcext:value-type="float">
            <text:p>97410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1667" calcext:value-type="float">
            <text:p>26.81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9" calcext:value-type="float">
            <text:p>97410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8944" calcext:value-type="float">
            <text:p>30.58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0" calcext:value-type="float">
            <text:p>97410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3694" calcext:value-type="float">
            <text:p>30.63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1" calcext:value-type="float">
            <text:p>97410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1472" calcext:value-type="float">
            <text:p>28.7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2" calcext:value-type="float">
            <text:p>97410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44" calcext:value-type="float">
            <text:p>21.17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3" calcext:value-type="float">
            <text:p>97410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333" calcext:value-type="float">
            <text:p>21.21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4" calcext:value-type="float">
            <text:p>97410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472" calcext:value-type="float">
            <text:p>21.13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5" calcext:value-type="float">
            <text:p>97410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639" calcext:value-type="float">
            <text:p>21.1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6" calcext:value-type="float">
            <text:p>97410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361" calcext:value-type="float">
            <text:p>21.13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7" calcext:value-type="float">
            <text:p>97410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833" calcext:value-type="float">
            <text:p>21.1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8" calcext:value-type="float">
            <text:p>97410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78" calcext:value-type="float">
            <text:p>21.1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9" calcext:value-type="float">
            <text:p>97410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306" calcext:value-type="float">
            <text:p>21.08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0" calcext:value-type="float">
            <text:p>97410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583" calcext:value-type="float">
            <text:p>21.18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1" calcext:value-type="float">
            <text:p>97410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861" calcext:value-type="float">
            <text:p>21.17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2" calcext:value-type="float">
            <text:p>97410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444" calcext:value-type="float">
            <text:p>21.12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3" calcext:value-type="float">
            <text:p>97410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639" calcext:value-type="float">
            <text:p>21.3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4" calcext:value-type="float">
            <text:p>97410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4528" calcext:value-type="float">
            <text:p>28.34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5" calcext:value-type="float">
            <text:p>97410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2028" calcext:value-type="float">
            <text:p>28.32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6" calcext:value-type="float">
            <text:p>97410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25" calcext:value-type="float">
            <text:p>23.10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7" calcext:value-type="float">
            <text:p>97410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417" calcext:value-type="float">
            <text:p>25.374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8" calcext:value-type="float">
            <text:p>97410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4444" calcext:value-type="float">
            <text:p>21.14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9" calcext:value-type="float">
            <text:p>97410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7778" calcext:value-type="float">
            <text:p>21.3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0" calcext:value-type="float">
            <text:p>97410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01472" calcext:value-type="float">
            <text:p>35.0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1" calcext:value-type="float">
            <text:p>97410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6556" calcext:value-type="float">
            <text:p>28.06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2" calcext:value-type="float">
            <text:p>97410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306" calcext:value-type="float">
            <text:p>28.02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3" calcext:value-type="float">
            <text:p>97410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7306" calcext:value-type="float">
            <text:p>31.27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4" calcext:value-type="float">
            <text:p>97410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1528" calcext:value-type="float">
            <text:p>31.1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5" calcext:value-type="float">
            <text:p>97410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7167" calcext:value-type="float">
            <text:p>27.67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6" calcext:value-type="float">
            <text:p>97410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1944" calcext:value-type="float">
            <text:p>28.51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7" calcext:value-type="float">
            <text:p>97410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1389" calcext:value-type="float">
            <text:p>28.31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8" calcext:value-type="float">
            <text:p>97410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5472" calcext:value-type="float">
            <text:p>25.15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9" calcext:value-type="float">
            <text:p>97410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3528" calcext:value-type="float">
            <text:p>25.83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0" calcext:value-type="float">
            <text:p>97410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389" calcext:value-type="float">
            <text:p>26.77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1" calcext:value-type="float">
            <text:p>97410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7333" calcext:value-type="float">
            <text:p>23.97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2" calcext:value-type="float">
            <text:p>97410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194" calcext:value-type="float">
            <text:p>21.13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3" calcext:value-type="float">
            <text:p>97410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944" calcext:value-type="float">
            <text:p>27.53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4" calcext:value-type="float">
            <text:p>97410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333" calcext:value-type="float">
            <text:p>23.93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5" calcext:value-type="float">
            <text:p>97410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6056" calcext:value-type="float">
            <text:p>28.46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6" calcext:value-type="float">
            <text:p>97410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3028" calcext:value-type="float">
            <text:p>30.23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7" calcext:value-type="float">
            <text:p>97410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8" calcext:value-type="float">
            <text:p>97410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 table:number-rows-repeated="1047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7.2$Linux_X86_64 LibreOffice_project/30$Build-2</meta:generator>
    <dc:date>2022-12-08T11:22:41.942931757</dc:date>
    <meta:editing-duration>P6DT51M38S</meta:editing-duration>
    <meta:editing-cycles>336</meta:editing-cycles>
    <meta:document-statistic meta:table-count="1" meta:cell-count="9542" meta:object-count="0"/>
  </office:meta>
</office:document-meta>
</file>